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hatch" draw:fill-color="#ff3366" draw:fill-hatch-name="Black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7" style:family="graphic" style:parent-style-name="measure">
      <style:graphic-properties draw:textarea-horizontal-align="center" draw:textarea-vertical-align="middle" draw:line-distance="1.07cm" draw:placing="below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style:text-position="sub 58%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style:text-position="super 58%" fo:font-size="18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style:text-position="super 58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style:text-position="sub 58%" fo:font-size="15pt" style:font-size-asian="18pt" style:font-size-complex="18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  <style:text-properties fo:font-style="normal" style:font-style-asian="normal" style:font-style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sub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8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5cm" svg:height="0.675cm" svg:x="1cm" svg:y="5.405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4.175cm" svg:y="5.405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7.35cm" svg:y="5.405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cm" svg:y1="2.905cm" svg:x2="1cm" svg:y2="5.445cm">
          <text:p text:style-name="P1"><text:span text:style-name="T2">Frame 0</text:span></text:p>
        </draw:line>
        <draw:custom-shape draw:style-name="gr1" draw:text-style-name="P4" draw:layer="layout" svg:width="1.568cm" svg:height="0.635cm" svg:x="2.27cm" svg:y="8.22cm">
          <text:p text:style-name="P1"><text:span text:style-name="T3">s.pro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draw:layer="layout" svg:width="2.54cm" svg:height="0.635cm" svg:x="4.175cm" svg:y="10.395cm">
          <text:p text:style-name="P1"><text:span text:style-name="T3">tx/r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3.84cm" svg:y1="8.855cm" svg:x2="3.84cm" svg:y2="10.525cm">
          <text:p text:style-name="P1"><text:span text:style-name="T4">tx</text:span></text:p>
        </draw:line>
        <draw:line draw:style-name="gr2" draw:text-style-name="P3" draw:layer="layout" svg:x1="2.27cm" svg:y1="6.126cm" svg:x2="2.27cm" svg:y2="8.196cm">
          <text:p text:style-name="P1"><text:span text:style-name="T2">Pose 0</text:span></text:p>
        </draw:line>
        <draw:line draw:style-name="gr2" draw:text-style-name="P3" draw:layer="layout" svg:x1="1cm" svg:y1="6.126cm" svg:x2="1cm" svg:y2="8.196cm">
          <text:p text:style-name="P1"><text:span text:style-name="T2">Sync 0</text:span></text:p>
        </draw:line>
        <draw:line draw:style-name="gr2" draw:text-style-name="P3" draw:layer="layout" svg:x1="4.175cm" svg:y1="2.905cm" svg:x2="4.175cm" svg:y2="5.445cm">
          <text:p text:style-name="P1"><text:span text:style-name="T2">Frame 1</text:span></text:p>
        </draw:line>
        <draw:line draw:style-name="gr2" draw:text-style-name="P3" draw:layer="layout" svg:x1="7.35cm" svg:y1="2.905cm" svg:x2="7.35cm" svg:y2="5.445cm">
          <text:p text:style-name="P1"><text:span text:style-name="T2">Frame 2</text:span></text:p>
        </draw:line>
        <draw:line draw:style-name="gr2" draw:text-style-name="P6" draw:layer="layout" svg:x1="6.715cm" svg:y1="10.525cm" svg:x2="6.715cm" svg:y2="8.855cm">
          <text:p text:style-name="P1"><text:span text:style-name="T5">rx</text:span></text:p>
        </draw:line>
        <draw:custom-shape draw:style-name="gr3" draw:text-style-name="P1" draw:layer="layout" svg:width="1.27cm" svg:height="0.377cm" svg:x="1cm" svg:y="5.7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10.525cm" svg:y="5.404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0.525cm" svg:y1="2.905cm" svg:x2="10.525cm" svg:y2="5.445cm">
          <text:p text:style-name="P1"><text:span text:style-name="T2">Frame 3</text:span></text:p>
        </draw:line>
        <draw:custom-shape draw:style-name="gr1" draw:text-style-name="P4" draw:layer="layout" svg:width="1.568cm" svg:height="0.635cm" svg:x="5.445cm" svg:y="8.22cm">
          <text:p text:style-name="P1"><text:span text:style-name="T3">s.pro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draw:layer="layout" svg:width="2.54cm" svg:height="0.635cm" svg:x="7.35cm" svg:y="10.395cm">
          <text:p text:style-name="P1"><text:span text:style-name="T3">tx/r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.015cm" svg:y1="8.855cm" svg:x2="7.015cm" svg:y2="10.525cm">
          <text:p text:style-name="P1"><text:span text:style-name="T4">tx</text:span></text:p>
        </draw:line>
        <draw:line draw:style-name="gr2" draw:text-style-name="P3" draw:layer="layout" svg:x1="5.445cm" svg:y1="6.126cm" svg:x2="5.445cm" svg:y2="8.196cm">
          <text:p text:style-name="P1"><text:span text:style-name="T2">Pose 1</text:span></text:p>
        </draw:line>
        <draw:line draw:style-name="gr2" draw:text-style-name="P3" draw:layer="layout" svg:x1="4.175cm" svg:y1="6.126cm" svg:x2="4.175cm" svg:y2="8.196cm">
          <text:p text:style-name="P1"><text:span text:style-name="T2">Sync 1</text:span></text:p>
        </draw:line>
        <draw:line draw:style-name="gr2" draw:text-style-name="P6" draw:layer="layout" svg:x1="9.89cm" svg:y1="10.525cm" svg:x2="9.89cm" svg:y2="8.855cm">
          <text:p text:style-name="P1"><text:span text:style-name="T5">rx</text:span></text:p>
        </draw:line>
        <draw:custom-shape draw:style-name="gr3" draw:text-style-name="P1" draw:layer="layout" svg:width="1.27cm" svg:height="0.377cm" svg:x="4.175cm" svg:y="5.7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.568cm" svg:height="0.635cm" svg:x="8.62cm" svg:y="8.22cm">
          <text:p text:style-name="P1"><text:span text:style-name="T3">s.pro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draw:layer="layout" svg:width="2.54cm" svg:height="0.635cm" svg:x="10.525cm" svg:y="10.395cm">
          <text:p text:style-name="P1"><text:span text:style-name="T3">tx/r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0.19cm" svg:y1="8.855cm" svg:x2="10.19cm" svg:y2="10.525cm">
          <text:p text:style-name="P1"><text:span text:style-name="T4">tx</text:span></text:p>
        </draw:line>
        <draw:line draw:style-name="gr2" draw:text-style-name="P3" draw:layer="layout" svg:x1="8.62cm" svg:y1="6.126cm" svg:x2="8.62cm" svg:y2="8.196cm">
          <text:p text:style-name="P1"><text:span text:style-name="T2">Pose 2</text:span></text:p>
        </draw:line>
        <draw:line draw:style-name="gr2" draw:text-style-name="P3" draw:layer="layout" svg:x1="7.35cm" svg:y1="6.126cm" svg:x2="7.35cm" svg:y2="8.196cm">
          <text:p text:style-name="P1"><text:span text:style-name="T2">Sync 2</text:span></text:p>
        </draw:line>
        <draw:line draw:style-name="gr2" draw:text-style-name="P6" draw:layer="layout" svg:x1="13.065cm" svg:y1="10.525cm" svg:x2="13.065cm" svg:y2="8.855cm">
          <text:p text:style-name="P1"><text:span text:style-name="T5">rx</text:span></text:p>
        </draw:line>
        <draw:custom-shape draw:style-name="gr3" draw:text-style-name="P1" draw:layer="layout" svg:width="1.27cm" svg:height="0.377cm" svg:x="7.35cm" svg:y="5.7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7" draw:layer="layout" svg:x1="4.175cm" svg:y1="7.985cm" svg:x2="4.175cm" svg:y2="11.795cm">
          <text:p text:style-name="P10"/>
        </draw:line>
        <draw:line draw:style-name="gr4" draw:text-style-name="P7" draw:layer="layout" svg:x1="7.35cm" svg:y1="7.985cm" svg:x2="7.35cm" svg:y2="11.795cm">
          <text:p text:style-name="P10"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3.175cm" svg:height="0.675cm" svg:x="1cm" svg:y="5.405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4.175cm" svg:y="5.405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7.35cm" svg:y="5.405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cm" svg:y1="2.905cm" svg:x2="1cm" svg:y2="5.445cm">
          <text:p text:style-name="P1"><text:span text:style-name="T2">Frame 0.0</text:span></text:p>
        </draw:line>
        <draw:custom-shape draw:style-name="gr1" draw:text-style-name="P4" draw:layer="layout" svg:width="1.568cm" svg:height="0.635cm" svg:x="3.005cm" svg:y="9.82cm">
          <text:p text:style-name="P1"><text:span text:style-name="T3">s.pro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draw:layer="layout" svg:width="2.54cm" svg:height="0.635cm" svg:x="4.91cm" svg:y="11.995cm">
          <text:p text:style-name="P1"><text:span text:style-name="T3">tx/r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4.575cm" svg:y1="10.455cm" svg:x2="4.575cm" svg:y2="12.125cm">
          <text:p text:style-name="P1"><text:span text:style-name="T4">tx</text:span></text:p>
        </draw:line>
        <draw:line draw:style-name="gr2" draw:text-style-name="P9" draw:layer="layout" svg:x1="2.27cm" svg:y1="7.226cm" svg:x2="2.27cm" svg:y2="9.296cm">
          <text:p text:style-name="P8"><text:span text:style-name="T2">Pose 0.0</text:span></text:p>
        </draw:line>
        <draw:line draw:style-name="gr2" draw:text-style-name="P9" draw:layer="layout" svg:x1="1cm" svg:y1="7.226cm" svg:x2="1cm" svg:y2="9.296cm">
          <text:p text:style-name="P8"><text:span text:style-name="T2">Sync 0.0</text:span></text:p>
        </draw:line>
        <draw:line draw:style-name="gr2" draw:text-style-name="P3" draw:layer="layout" svg:x1="4.175cm" svg:y1="2.905cm" svg:x2="4.175cm" svg:y2="5.445cm">
          <text:p text:style-name="P1"><text:span text:style-name="T2">Frame 0.1</text:span></text:p>
        </draw:line>
        <draw:line draw:style-name="gr2" draw:text-style-name="P3" draw:layer="layout" svg:x1="7.35cm" svg:y1="2.905cm" svg:x2="7.35cm" svg:y2="5.445cm">
          <text:p text:style-name="P1"><text:span text:style-name="T2">Frame 0.2</text:span></text:p>
        </draw:line>
        <draw:line draw:style-name="gr2" draw:text-style-name="P6" draw:layer="layout" svg:x1="7.45cm" svg:y1="12.125cm" svg:x2="7.45cm" svg:y2="10.455cm">
          <text:p text:style-name="P1"><text:span text:style-name="T5">rx</text:span></text:p>
        </draw:line>
        <draw:custom-shape draw:style-name="gr3" draw:text-style-name="P1" draw:layer="layout" svg:width="1.27cm" svg:height="0.377cm" svg:x="1cm" svg:y="5.7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10.525cm" svg:y="5.404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0.525cm" svg:y1="2.905cm" svg:x2="10.525cm" svg:y2="5.445cm">
          <text:p text:style-name="P1"><text:span text:style-name="T2">Frame 0.3</text:span></text:p>
        </draw:line>
        <draw:custom-shape draw:style-name="gr1" draw:text-style-name="P4" draw:layer="layout" svg:width="1.568cm" svg:height="0.635cm" svg:x="6.18cm" svg:y="9.82cm">
          <text:p text:style-name="P1"><text:span text:style-name="T3">s.pro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draw:layer="layout" svg:width="2.54cm" svg:height="0.635cm" svg:x="8.085cm" svg:y="11.995cm">
          <text:p text:style-name="P1"><text:span text:style-name="T3">tx/r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7.75cm" svg:y1="10.455cm" svg:x2="7.75cm" svg:y2="12.125cm">
          <text:p text:style-name="P1"><text:span text:style-name="T4">tx</text:span></text:p>
        </draw:line>
        <draw:line draw:style-name="gr2" draw:text-style-name="P9" draw:layer="layout" svg:x1="5.445cm" svg:y1="7.226cm" svg:x2="5.445cm" svg:y2="9.296cm">
          <text:p text:style-name="P8"><text:span text:style-name="T2">Pose 0.1</text:span></text:p>
        </draw:line>
        <draw:line draw:style-name="gr2" draw:text-style-name="P9" draw:layer="layout" svg:x1="4.175cm" svg:y1="7.226cm" svg:x2="4.175cm" svg:y2="9.296cm">
          <text:p text:style-name="P8"><text:span text:style-name="T2">Sync 0.1</text:span></text:p>
        </draw:line>
        <draw:line draw:style-name="gr2" draw:text-style-name="P6" draw:layer="layout" svg:x1="10.625cm" svg:y1="12.125cm" svg:x2="10.625cm" svg:y2="10.455cm">
          <text:p text:style-name="P1"><text:span text:style-name="T5">rx</text:span></text:p>
        </draw:line>
        <draw:custom-shape draw:style-name="gr3" draw:text-style-name="P1" draw:layer="layout" svg:width="1.27cm" svg:height="0.377cm" svg:x="4.175cm" svg:y="5.7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1.568cm" svg:height="0.635cm" svg:x="9.355cm" svg:y="9.82cm">
          <text:p text:style-name="P1"><text:span text:style-name="T3">s.pro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4" draw:layer="layout" svg:width="2.54cm" svg:height="0.635cm" svg:x="11.26cm" svg:y="11.995cm">
          <text:p text:style-name="P1"><text:span text:style-name="T3">tx/rx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0.925cm" svg:y1="10.455cm" svg:x2="10.925cm" svg:y2="12.125cm">
          <text:p text:style-name="P1"><text:span text:style-name="T4">tx</text:span></text:p>
        </draw:line>
        <draw:line draw:style-name="gr2" draw:text-style-name="P9" draw:layer="layout" svg:x1="8.62cm" svg:y1="7.226cm" svg:x2="8.62cm" svg:y2="9.296cm">
          <text:p text:style-name="P8"><text:span text:style-name="T2">Pose 0.2</text:span></text:p>
        </draw:line>
        <draw:line draw:style-name="gr2" draw:text-style-name="P9" draw:layer="layout" svg:x1="7.35cm" svg:y1="7.226cm" svg:x2="7.35cm" svg:y2="9.296cm">
          <text:p text:style-name="P8"><text:span text:style-name="T2">Sync 0.2</text:span></text:p>
        </draw:line>
        <draw:line draw:style-name="gr2" draw:text-style-name="P6" draw:layer="layout" svg:x1="13.8cm" svg:y1="12.125cm" svg:x2="13.8cm" svg:y2="10.455cm">
          <text:p text:style-name="P1"><text:span text:style-name="T5">rx</text:span></text:p>
        </draw:line>
        <draw:custom-shape draw:style-name="gr3" draw:text-style-name="P1" draw:layer="layout" svg:width="1.27cm" svg:height="0.377cm" svg:x="7.35cm" svg:y="5.7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7" draw:layer="layout" svg:x1="4.91cm" svg:y1="9.585cm" svg:x2="4.91cm" svg:y2="13.395cm">
          <text:p text:style-name="P10"/>
        </draw:line>
        <draw:line draw:style-name="gr4" draw:text-style-name="P7" draw:layer="layout" svg:x1="8.085cm" svg:y1="9.585cm" svg:x2="8.085cm" svg:y2="13.395cm">
          <text:p text:style-name="P10"/>
        </draw:line>
        <draw:custom-shape draw:style-name="gr1" draw:text-style-name="P2" draw:layer="layout" svg:width="3.175cm" svg:height="0.675cm" svg:x="1.735cm" svg:y="6.32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4.91cm" svg:y="6.32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8.085cm" svg:y="6.324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.735cm" svg:y1="2.889cm" svg:x2="1.735cm" svg:y2="5.429cm">
          <text:p text:style-name="P1"><text:span text:style-name="T2">Frame 1.0</text:span></text:p>
        </draw:line>
        <draw:line draw:style-name="gr2" draw:text-style-name="P3" draw:layer="layout" svg:x1="4.91cm" svg:y1="2.889cm" svg:x2="4.91cm" svg:y2="5.429cm">
          <text:p text:style-name="P1"><text:span text:style-name="T2">Frame 1.1</text:span></text:p>
        </draw:line>
        <draw:line draw:style-name="gr2" draw:text-style-name="P3" draw:layer="layout" svg:x1="8.085cm" svg:y1="2.889cm" svg:x2="8.085cm" svg:y2="5.429cm">
          <text:p text:style-name="P1"><text:span text:style-name="T2">Frame 1.2</text:span></text:p>
        </draw:line>
        <draw:custom-shape draw:style-name="gr3" draw:text-style-name="P1" draw:layer="layout" svg:width="1.27cm" svg:height="0.377cm" svg:x="1.735cm" svg:y="6.619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11.26cm" svg:y="6.323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1.26cm" svg:y1="2.889cm" svg:x2="11.26cm" svg:y2="5.429cm">
          <text:p text:style-name="P1"><text:span text:style-name="T2">Frame 1.3</text:span></text:p>
        </draw:line>
        <draw:custom-shape draw:style-name="gr3" draw:text-style-name="P1" draw:layer="layout" svg:width="1.27cm" svg:height="0.377cm" svg:x="4.91cm" svg:y="6.619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27cm" svg:height="0.377cm" svg:x="8.085cm" svg:y="6.619cm">
          <text:p text:style-name="P10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9" draw:layer="layout" svg:x1="3.005cm" svg:y1="7.626cm" svg:x2="3.005cm" svg:y2="9.696cm">
          <text:p text:style-name="P8"><text:span text:style-name="T2">Pose 1.0</text:span></text:p>
        </draw:line>
        <draw:line draw:style-name="gr2" draw:text-style-name="P9" draw:layer="layout" svg:x1="1.735cm" svg:y1="7.626cm" svg:x2="1.735cm" svg:y2="9.696cm">
          <text:p text:style-name="P8"><text:span text:style-name="T2">Sync 1.0</text:span></text:p>
        </draw:line>
        <draw:line draw:style-name="gr2" draw:text-style-name="P9" draw:layer="layout" svg:x1="6.18cm" svg:y1="7.626cm" svg:x2="6.18cm" svg:y2="9.696cm">
          <text:p text:style-name="P8"><text:span text:style-name="T2">Pose 1.1</text:span></text:p>
        </draw:line>
        <draw:line draw:style-name="gr2" draw:text-style-name="P9" draw:layer="layout" svg:x1="4.91cm" svg:y1="7.626cm" svg:x2="4.91cm" svg:y2="9.696cm">
          <text:p text:style-name="P8"><text:span text:style-name="T2">Sync 1.1</text:span></text:p>
        </draw:line>
        <draw:line draw:style-name="gr2" draw:text-style-name="P9" draw:layer="layout" svg:x1="9.355cm" svg:y1="7.626cm" svg:x2="9.355cm" svg:y2="9.696cm">
          <text:p text:style-name="P8"><text:span text:style-name="T2">Pose 1.2</text:span></text:p>
        </draw:line>
        <draw:line draw:style-name="gr2" draw:text-style-name="P9" draw:layer="layout" svg:x1="8.085cm" svg:y1="7.626cm" svg:x2="8.085cm" svg:y2="9.696cm">
          <text:p text:style-name="P8"><text:span text:style-name="T2">Sync 1.2</text:span></text:p>
        </draw:line>
        <draw:frame draw:style-name="gr5" draw:text-style-name="P11" draw:layer="layout" svg:width="3.233cm" svg:height="0.725cm" svg:x="11.835cm" svg:y="6.95cm">
          <draw:text-box>
            <text:p text:style-name="P10"><text:span text:style-name="T6">trigger camera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2" draw:layer="layout" svg:width="3.175cm" svg:height="0.675cm" svg:x="1.001cm" svg:y="5.40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4.175cm" svg:y="5.405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3.54cm" svg:y="6.081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6.714cm" svg:y="6.08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175cm" svg:height="0.675cm" svg:x="1cm" svg:y="8.051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4.174cm" svg:y="8.05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3.539cm" svg:y="8.72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175cm" svg:height="0.675cm" svg:x="6.713cm" svg:y="8.725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2" draw:layer="layout" svg:width="3.233cm" svg:height="0.725cm" svg:x="9.89cm" svg:y="8.685cm">
          <draw:text-box>
            <text:p text:style-name="P12">trigger camera</text:p>
          </draw:text-box>
        </draw:frame>
        <draw:measure draw:style-name="gr7" draw:text-style-name="P13" draw:layer="measurelines" svg:x1="3.54cm" svg:y1="6.08cm" svg:x2="1cm" svg:y2="6.08cm">
          <text:p text:style-name="P13"><text:measure text:kind="gap"/>&gt; ½ frame interval</text:p>
        </draw:measure>
        <draw:frame draw:style-name="gr5" draw:text-style-name="P12" draw:layer="layout" svg:width="2.267cm" svg:height="0.725cm" svg:x="9.89cm" svg:y="5.355cm">
          <draw:text-box>
            <text:p text:style-name="P12">camera 0</text:p>
          </draw:text-box>
        </draw:frame>
        <draw:frame draw:style-name="gr5" draw:text-style-name="P12" draw:layer="layout" svg:width="2.267cm" svg:height="0.725cm" svg:x="9.89cm" svg:y="6.08cm">
          <draw:text-box>
            <text:p text:style-name="P12">camera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16T19:12:24</meta:creation-date>
    <dc:date>2008-11-22T19:07:48</dc:date>
    <meta:editing-cycles>44</meta:editing-cycles>
    <meta:editing-duration>PT13H11M55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